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a625" officeooo:paragraph-rsid="0006a62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ń 1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8:05:13.833322535</meta:creation-date>
    <dc:date>2020-10-24T18:05:39.559189249</dc:date>
    <meta:editing-duration>PT27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" meta:word-count="2" meta:character-count="7" meta:non-whitespace-character-count="6"/>
  </office:meta>
</office:document-meta>
</file>